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16495*"/>
    </style:style>
    <style:style style:name="Tablica7.B" style:family="table-column">
      <style:table-column-properties style:column-width="5.0083in" style:rel-column-width="49040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cee85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0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d4b96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2a9772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a9772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b7313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b7313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paragraph-rsid="013318ac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318a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fo:font-style="normal" style:text-underline-style="none" fo:font-weight="normal" officeooo:rsid="007cdda9" officeooo:paragraph-rsid="013318a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3318a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c8eda" style:font-name-asian="Microsoft YaHei" style:font-name-complex="Mangal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6a39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1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style:font-name="Arial" officeooo:rsid="0046a399"/>
    </style:style>
    <style:style style:name="T21" style:family="text">
      <style:text-properties style:font-name="Arial" fo:font-size="10pt" style:text-underline-style="none" officeooo:rsid="00fd8749" style:font-size-asian="10pt" style:font-size-complex="10pt"/>
    </style:style>
    <style:style style:name="T22" style:family="text">
      <style:text-properties style:font-name="Arial" style:text-underline-style="none" officeooo:rsid="00fd8749"/>
    </style:style>
    <style:style style:name="T23" style:family="text">
      <style:text-properties style:font-name="Arial" style:text-underline-style="none" fo:font-weight="bold" officeooo:rsid="00245a79" style:font-weight-asian="bold" style:font-weight-complex="bold"/>
    </style:style>
    <style:style style:name="T24" style:family="text">
      <style:text-properties officeooo:rsid="009a3986"/>
    </style:style>
    <style:style style:name="T25" style:family="text">
      <style:text-properties officeooo:rsid="00e4fbe7"/>
    </style:style>
    <style:style style:name="T26" style:family="text">
      <style:text-properties officeooo:rsid="01151d20"/>
    </style:style>
    <style:style style:name="T27" style:family="text">
      <style:text-properties officeooo:rsid="010977aa"/>
    </style:style>
    <style:style style:name="T28" style:family="text">
      <style:text-properties officeooo:rsid="011d585f"/>
    </style:style>
    <style:style style:name="T29" style:family="text">
      <style:text-properties officeooo:rsid="011e641f"/>
    </style:style>
    <style:style style:name="T30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1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4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85"><text:text-input text:description="&lt;o.partner_id.country_id.name or ''&gt;">Country</text:text-input></text:p>
            <text:p text:style-name="P81"><text:span text:style-name="T14"><text:text-input text:description="&lt;if test=&quot;o.partner_id &lt;&gt; o.partner_shipping_id&quot;&gt;">test</text:text-input></text:span></text:p>
            <text:p text:style-name="P82"><text:span text:style-name="T30"><text:text-input text:description="&lt;_(&quot;To&quot;)&gt;">To</text:text-input></text:span>: <text:text-input text:description="&lt;o.partner_shipping_id.name or ''&gt;">contact_name</text:text-input></text:p>
            <text:p text:style-name="P83"><text:span text:style-name="T20"><text:text-input text:description="&lt;/if&gt;">endtest</text:text-input></text:span></text:p>
            <text:p text:style-name="P84"><text:span text:style-name="T22"><text:text-input text:description="&lt;_(&quot;VAT no.&quot;)&gt;">VAT no.</text:text-input></text:span><text:span text:style-name="T22">:</text:span><text:span text:style-name="T23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50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1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3"><text:text-input text:description="&lt;_(&quot;UoM&quot;)&gt;">UoM</text:text-input></text:p>
          </table:table-cell>
          <table:table-cell table:style-name="Table2.B1" office:value-type="string">
            <text:p text:style-name="P62"><text:text-input text:description="&lt;_(&quot;Unit price&quot;)&gt;">Unit price</text:text-input></text:p>
          </table:table-cell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4"><text:text-input text:description="&lt;_(&quot;Disc.&quot;)&gt;">Disc.</text:text-input></text:p>
          </table:table-cell>
          <table:table-cell table:style-name="Table2.H1" office:value-type="string">
            <text:p text:style-name="P65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6">[<text:span text:style-name="T16"><text:text-input text:description="&lt;objects.currency_id.name or ''&gt;">curr</text:text-input></text:span>]</text:p>
          </table:table-cell>
          <table:table-cell table:style-name="Table2.B2" office:value-type="string">
            <text:p text:style-name="P74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7"><text:span text:style-name="T24">[</text:span>%<text:span text:style-name="T24">]</text:span></text:p>
          </table:table-cell>
          <table:table-cell table:style-name="Table2.H2" office:value-type="string">
            <text:p text:style-name="P66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6"><text:span text:style-name="T27"><text:text-input text:description="&lt;_(&quot;TOTAL&quot;)&gt;">TOTAL </text:text-input></text:span>:</text:p>
            <text:p text:style-name="P76"><text:text-input text:description="&lt;_(&quot;DISCOUNT&quot;)&gt;">DISCOUNT</text:text-input>:</text:p>
            <text:p text:style-name="P79"><text:span text:style-name="T2"><text:text-input text:description="&lt;_(&quot;TOTAL W/O VAT&quot;)&gt;">TOTAL W/O VA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7"><text:text-input text:description="&lt;formatLang(o.list_amount, digits=2) or ''&gt;">total </text:text-input> <text:text-input text:description="&lt;objects.currency_id.name or ''&gt;">curr</text:text-input></text:p>
            <text:p text:style-name="P77"><text:span text:style-name="T29"><text:text-input text:description="&lt;formatLang(o.list_amount - o.amount_untaxed, digits=2) or ''&gt;">discount</text:text-input></text:span> <text:span text:style-name="T15"><text:text-input text:description="&lt;objects.currency_id.name or ''&gt;">curr</text:text-input></text:span></text:p>
            <text:p text:style-name="P78"><text:span text:style-name="T28"><text:text-input text:description="&lt;formatLang(o.amount_untaxed, digits=2) or ''&gt;">total w/o VAT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0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6"><text:span text:style-name="T25">1 </text:span><text:span text:style-name="T25"><text:text-input text:description="&lt;o.currency_id.name or ''&gt;">Document currency</text:text-input></text:span><text:span text:style-name="T25"> = </text:span><text:span text:style-name="T25"><text:text-input text:description="&lt;formatLang(o.lcy_rate, digits=6) or ''&gt;">lcy_rate</text:text-input></text:span><text:span text:style-name="T25"> </text:span><text:span text:style-name="T25"><text:text-input text:description="&lt;company.currency_id.name or ''&gt;">Company currency</text:text-input></text:span><text:span text:style-name="T25"> </text:span><text:span text:style-name="T25"><text:text-input text:description="&lt; _('on date ')&gt;">on date</text:text-input></text:span><text:span text:style-name="T25"> </text:span><text:span text:style-name="T25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3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9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5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2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2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4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6T15:32:47.648618215</dc:date>
    <meta:editing-duration>P1DT19H8M16S</meta:editing-duration>
    <meta:editing-cycles>279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32" meta:character-count="1443" meta:non-whitespace-character-count="1352"/>
  </office:meta>
</office:document-meta>
</file>